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color="#ed1c24" fo:font-size="10pt" fo:font-weight="bold" officeooo:rsid="0005ee6b" officeooo:paragraph-rsid="0005ee6b" style:font-size-asian="10pt" style:font-weight-asian="bold" style:font-size-complex="10pt" style:font-weight-complex="bold"/>
    </style:style>
    <style:style style:name="P2" style:family="paragraph" style:parent-style-name="Standard">
      <style:paragraph-properties fo:text-align="start" style:justify-single-word="false"/>
      <style:text-properties fo:color="#ed1c24" fo:font-size="10pt" fo:font-weight="bold" officeooo:rsid="0007cd45" officeooo:paragraph-rsid="0007cd45" style:font-size-asian="10pt" style:font-weight-asian="bold" style:font-size-complex="10pt" style:font-weight-complex="bold"/>
    </style:style>
    <style:style style:name="P3" style:family="paragraph" style:parent-style-name="Standard">
      <style:paragraph-properties fo:text-align="start" style:justify-single-word="false"/>
      <style:text-properties fo:color="#ed1c24" fo:font-size="10pt" fo:font-weight="bold" officeooo:rsid="000813e7" officeooo:paragraph-rsid="000813e7" style:font-size-asian="10pt" style:font-weight-asian="bold" style:font-size-complex="10pt" style:font-weight-complex="bold"/>
    </style:style>
    <style:style style:name="P4" style:family="paragraph" style:parent-style-name="Standard">
      <style:paragraph-properties fo:text-align="start" style:justify-single-word="false"/>
      <style:text-properties fo:color="#ed1c24" fo:font-size="10pt" fo:font-weight="bold" officeooo:rsid="0008c7f1" officeooo:paragraph-rsid="0008c7f1" style:font-size-asian="10pt" style:font-weight-asian="bold" style:font-size-complex="10pt" style:font-weight-complex="bold"/>
    </style:style>
    <style:style style:name="P5" style:family="paragraph" style:parent-style-name="Standard">
      <style:paragraph-properties fo:text-align="start" style:justify-single-word="false"/>
      <style:text-properties fo:color="#ed1c24" fo:font-size="10pt" fo:font-weight="bold" officeooo:rsid="000444a4" officeooo:paragraph-rsid="000444a4" style:font-size-asian="10pt" style:font-weight-asian="bold" style:font-size-complex="10pt" style:font-weight-complex="bold"/>
    </style:style>
    <style:style style:name="P6" style:family="paragraph" style:parent-style-name="Standard">
      <style:paragraph-properties fo:text-align="start" style:justify-single-word="false"/>
      <style:text-properties fo:color="#ed1c24" fo:font-size="10pt" fo:font-weight="bold" officeooo:rsid="00119586" officeooo:paragraph-rsid="00119586" style:font-size-asian="10pt" style:font-weight-asian="bold" style:font-size-complex="10pt" style:font-weight-complex="bold"/>
    </style:style>
    <style:style style:name="P7" style:family="paragraph" style:parent-style-name="Standard">
      <style:paragraph-properties fo:text-align="start" style:justify-single-word="false"/>
      <style:text-properties fo:color="#ed1c24" fo:font-size="10pt" fo:font-weight="bold" officeooo:rsid="0011ce77" officeooo:paragraph-rsid="0011ce77" style:font-size-asian="10pt" style:font-weight-asian="bold" style:font-size-complex="10pt" style:font-weight-complex="bold"/>
    </style:style>
    <style:style style:name="P8" style:family="paragraph" style:parent-style-name="Standard">
      <style:paragraph-properties fo:text-align="start" style:justify-single-word="false"/>
      <style:text-properties fo:color="#ed1c24" fo:font-size="10pt" fo:font-weight="bold" officeooo:rsid="00127bf9" officeooo:paragraph-rsid="00127bf9" style:font-size-asian="10pt" style:font-weight-asian="bold" style:font-size-complex="10pt" style:font-weight-complex="bold"/>
    </style:style>
    <style:style style:name="P9" style:family="paragraph" style:parent-style-name="Standard">
      <style:paragraph-properties fo:text-align="start" style:justify-single-word="false"/>
      <style:text-properties fo:color="#ed1c24" fo:font-size="10pt" fo:font-weight="bold" officeooo:rsid="0015c6fc" officeooo:paragraph-rsid="0015c6fc" style:font-size-asian="10pt" style:font-weight-asian="bold" style:font-size-complex="10pt" style:font-weight-complex="bold"/>
    </style:style>
    <style:style style:name="P10" style:family="paragraph" style:parent-style-name="Standard">
      <style:paragraph-properties fo:text-align="start" style:justify-single-word="false"/>
      <style:text-properties fo:color="#ed1c24" fo:font-size="10pt" fo:font-weight="bold" officeooo:rsid="0016f083" officeooo:paragraph-rsid="0016f083" style:font-size-asian="10pt" style:font-weight-asian="bold" style:font-size-complex="10pt" style:font-weight-complex="bold"/>
    </style:style>
    <style:style style:name="P11" style:family="paragraph" style:parent-style-name="Standard">
      <style:paragraph-properties fo:text-align="start" style:justify-single-word="false"/>
      <style:text-properties fo:color="#ed1c24" fo:font-size="10pt" fo:font-weight="bold" officeooo:rsid="00177909" officeooo:paragraph-rsid="00177909" style:font-size-asian="10pt" style:font-weight-asian="bold" style:font-size-complex="10pt" style:font-weight-complex="bold"/>
    </style:style>
    <style:style style:name="P12" style:family="paragraph" style:parent-style-name="Standard">
      <style:paragraph-properties fo:text-align="start" style:justify-single-word="false"/>
      <style:text-properties fo:color="#ed1c24" fo:font-size="10pt" fo:font-weight="bold" officeooo:rsid="00177909" officeooo:paragraph-rsid="001952f0" style:font-size-asian="10pt" style:font-weight-asian="bold" style:font-size-complex="10pt" style:font-weight-complex="bold"/>
    </style:style>
    <style:style style:name="P13" style:family="paragraph" style:parent-style-name="Standard">
      <style:paragraph-properties fo:text-align="start" style:justify-single-word="false"/>
      <style:text-properties fo:color="#ed1c24" fo:font-size="10pt" fo:font-weight="bold" officeooo:rsid="001952f0" officeooo:paragraph-rsid="001952f0" style:font-size-asian="10pt" style:font-weight-asian="bold" style:font-size-complex="10pt" style:font-weight-complex="bold"/>
    </style:style>
    <style:style style:name="P14" style:family="paragraph" style:parent-style-name="Standard">
      <style:paragraph-properties fo:text-align="start" style:justify-single-word="false"/>
      <style:text-properties fo:color="#ed1c24" fo:font-size="10pt" fo:font-weight="bold" officeooo:rsid="001ae647" officeooo:paragraph-rsid="001ae647" style:font-size-asian="10pt" style:font-weight-asian="bold" style:font-size-complex="10pt" style:font-weight-complex="bold"/>
    </style:style>
    <style:style style:name="P15" style:family="paragraph" style:parent-style-name="Standard">
      <style:paragraph-properties fo:text-align="start" style:justify-single-word="false"/>
      <style:text-properties fo:color="#ed1c24" fo:font-size="10pt" fo:font-weight="bold" officeooo:rsid="0024bee7" officeooo:paragraph-rsid="002668e3" style:font-size-asian="10pt" style:font-weight-asian="bold" style:font-size-complex="10pt" style:font-weight-complex="bold"/>
    </style:style>
    <style:style style:name="P16" style:family="paragraph" style:parent-style-name="Standard">
      <style:paragraph-properties fo:text-align="start" style:justify-single-word="false"/>
      <style:text-properties fo:color="#ed1c24" fo:font-size="10pt" fo:font-weight="bold" officeooo:rsid="002668e3" officeooo:paragraph-rsid="002668e3" style:font-size-asian="10pt" style:font-weight-asian="bold" style:font-size-complex="10pt" style:font-weight-complex="bold"/>
    </style:style>
    <style:style style:name="P17" style:family="paragraph" style:parent-style-name="Standard">
      <style:paragraph-properties fo:text-align="start" style:justify-single-word="false"/>
      <style:text-properties fo:color="#ed1c24" fo:font-size="10pt" fo:font-weight="bold" officeooo:rsid="002711e4" officeooo:paragraph-rsid="002711e4" style:font-size-asian="10pt" style:font-weight-asian="bold" style:font-size-complex="10pt" style:font-weight-complex="bold"/>
    </style:style>
    <style:style style:name="P18" style:family="paragraph" style:parent-style-name="Standard">
      <style:paragraph-properties fo:text-align="start" style:justify-single-word="false"/>
      <style:text-properties fo:color="#ed1c24" fo:font-size="10pt" fo:font-weight="bold" officeooo:rsid="00289cc4" officeooo:paragraph-rsid="00289cc4" style:font-size-asian="10pt" style:font-weight-asian="bold" style:font-size-complex="10pt" style:font-weight-complex="bold"/>
    </style:style>
    <style:style style:name="P19" style:family="paragraph" style:parent-style-name="Standard">
      <style:paragraph-properties fo:text-align="start" style:justify-single-word="false"/>
      <style:text-properties fo:color="#ed1c24" fo:font-size="10pt" fo:font-weight="bold" officeooo:rsid="002a1f76" officeooo:paragraph-rsid="002a1f76" style:font-size-asian="10pt" style:font-weight-asian="bold" style:font-size-complex="10pt" style:font-weight-complex="bold"/>
    </style:style>
    <style:style style:name="P20" style:family="paragraph" style:parent-style-name="Standard">
      <style:paragraph-properties fo:text-align="start" style:justify-single-word="false"/>
      <style:text-properties fo:color="#ed1c24" fo:font-size="10pt" fo:font-style="normal" fo:font-weight="bold" officeooo:rsid="001ae647" officeooo:paragraph-rsid="001ae647" style:font-size-asian="10pt" style:font-style-asian="normal" style:font-weight-asian="bold" style:font-size-complex="10pt" style:font-style-complex="normal" style:font-weight-complex="bold"/>
    </style:style>
    <style:style style:name="P21" style:family="paragraph" style:parent-style-name="Standard">
      <style:paragraph-properties fo:text-align="start" style:justify-single-word="false"/>
      <style:text-properties fo:color="#ce181e" fo:font-size="10pt" fo:font-weight="bold" officeooo:rsid="000a11db" officeooo:paragraph-rsid="000a11db" style:font-size-asian="10pt" style:font-weight-asian="bold" style:font-size-complex="10pt" style:font-weight-complex="bold"/>
    </style:style>
    <style:style style:name="P22" style:family="paragraph" style:parent-style-name="Standard">
      <style:paragraph-properties fo:text-align="start" style:justify-single-word="false"/>
      <style:text-properties fo:color="#ce181e" fo:font-size="10pt" fo:font-weight="bold" officeooo:rsid="000d0b82" officeooo:paragraph-rsid="000d0b82" style:font-size-asian="10pt" style:font-weight-asian="bold" style:font-size-complex="10pt" style:font-weight-complex="bold"/>
    </style:style>
    <style:style style:name="P23" style:family="paragraph" style:parent-style-name="Standard">
      <style:paragraph-properties fo:text-align="start" style:justify-single-word="false"/>
      <style:text-properties fo:color="#ce181e" fo:font-size="10pt" fo:font-weight="bold" officeooo:rsid="000e2965" officeooo:paragraph-rsid="000e2965" style:font-size-asian="10pt" style:font-weight-asian="bold" style:font-size-complex="10pt" style:font-weight-complex="bold"/>
    </style:style>
    <style:style style:name="P24" style:family="paragraph" style:parent-style-name="Standard">
      <style:paragraph-properties fo:text-align="start" style:justify-single-word="false"/>
      <style:text-properties fo:font-size="10pt" officeooo:rsid="000158f5" officeooo:paragraph-rsid="000158f5" style:font-size-asian="10pt" style:font-size-complex="10pt"/>
    </style:style>
    <style:style style:name="P25" style:family="paragraph" style:parent-style-name="Standard">
      <style:paragraph-properties fo:text-align="start" style:justify-single-word="false"/>
      <style:text-properties fo:font-size="10pt" fo:font-weight="bold" officeooo:rsid="00027a17" officeooo:paragraph-rsid="00027a17" style:font-size-asian="10pt" style:font-weight-asian="bold" style:font-size-complex="10pt" style:font-weight-complex="bold"/>
    </style:style>
    <style:style style:name="P26" style:family="paragraph" style:parent-style-name="Standard">
      <style:paragraph-properties fo:text-align="start" style:justify-single-word="false"/>
      <style:text-properties fo:font-size="10pt" fo:font-weight="normal" officeooo:rsid="00027a17" officeooo:paragraph-rsid="00027a17" style:font-size-asian="10pt" style:font-weight-asian="normal" style:font-size-complex="10pt" style:font-weight-complex="normal"/>
    </style:style>
    <style:style style:name="P27" style:family="paragraph" style:parent-style-name="Standard">
      <style:paragraph-properties fo:text-align="start" style:justify-single-word="false"/>
      <style:text-properties fo:color="#000000" fo:font-size="10pt" fo:font-weight="bold" officeooo:rsid="000e2965" officeooo:paragraph-rsid="000e2965" style:font-size-asian="10pt" style:font-weight-asian="bold" style:font-size-complex="10pt" style:font-weight-complex="bold"/>
    </style:style>
    <style:style style:name="P28" style:family="paragraph" style:parent-style-name="Standard">
      <style:paragraph-properties fo:text-align="start" style:justify-single-word="false"/>
      <style:text-properties fo:color="#000000" fo:font-size="10pt" fo:font-weight="bold" officeooo:rsid="000e2965" officeooo:paragraph-rsid="00119586" style:font-size-asian="10pt" style:font-weight-asian="bold" style:font-size-complex="10pt" style:font-weight-complex="bold"/>
    </style:style>
    <style:style style:name="P29" style:family="paragraph" style:parent-style-name="Standard">
      <style:paragraph-properties fo:text-align="start" style:justify-single-word="false"/>
      <style:text-properties fo:color="#000000" fo:font-size="10pt" fo:font-weight="bold" officeooo:rsid="00119586" officeooo:paragraph-rsid="00119586" style:font-size-asian="10pt" style:font-weight-asian="bold" style:font-size-complex="10pt" style:font-weight-complex="bold"/>
    </style:style>
    <style:style style:name="P30" style:family="paragraph" style:parent-style-name="Standard">
      <style:paragraph-properties fo:text-align="start" style:justify-single-word="false"/>
      <style:text-properties fo:color="#000000" fo:font-size="10pt" fo:font-weight="bold" officeooo:rsid="0014f109" officeooo:paragraph-rsid="0014f109" style:font-size-asian="10pt" style:font-weight-asian="bold" style:font-size-complex="10pt" style:font-weight-complex="bold"/>
    </style:style>
    <style:style style:name="P31" style:family="paragraph" style:parent-style-name="Standard">
      <style:paragraph-properties fo:text-align="start" style:justify-single-word="false"/>
      <style:text-properties fo:color="#000000" fo:font-size="10pt" fo:font-weight="bold" officeooo:rsid="00200d7b" officeooo:paragraph-rsid="0022309f" style:font-size-asian="10pt" style:font-weight-asian="bold" style:font-size-complex="10pt" style:font-weight-complex="bold"/>
    </style:style>
    <style:style style:name="P32" style:family="paragraph" style:parent-style-name="Standard">
      <style:paragraph-properties fo:text-align="start" style:justify-single-word="false"/>
      <style:text-properties fo:color="#000000" fo:font-size="10pt" fo:font-weight="bold" officeooo:rsid="0021ea04" officeooo:paragraph-rsid="00200d7b" style:font-size-asian="10pt" style:font-weight-asian="bold" style:font-size-complex="10pt" style:font-weight-complex="bold"/>
    </style:style>
    <style:style style:name="P33" style:family="paragraph" style:parent-style-name="Standard">
      <style:paragraph-properties fo:text-align="start" style:justify-single-word="false"/>
      <style:text-properties fo:color="#000000" fo:font-size="10pt" fo:font-weight="bold" officeooo:rsid="0021ea04" officeooo:paragraph-rsid="0022309f" style:font-size-asian="10pt" style:font-weight-asian="bold" style:font-size-complex="10pt" style:font-weight-complex="bold"/>
    </style:style>
    <style:style style:name="P34" style:family="paragraph" style:parent-style-name="Standard">
      <style:paragraph-properties fo:text-align="start" style:justify-single-word="false"/>
      <style:text-properties fo:color="#000000" fo:font-size="10pt" fo:font-weight="bold" officeooo:rsid="0023a837" officeooo:paragraph-rsid="0023a837" style:font-size-asian="10pt" style:font-weight-asian="bold" style:font-size-complex="10pt" style:font-weight-complex="bold"/>
    </style:style>
    <style:style style:name="P35" style:family="paragraph" style:parent-style-name="Standard">
      <style:paragraph-properties fo:text-align="center" style:justify-single-word="false"/>
      <style:text-properties fo:color="#21409a" fo:font-size="10pt" fo:font-weight="bold" officeooo:rsid="000a02ea" officeooo:paragraph-rsid="000a02ea" style:font-size-asian="10pt" style:font-weight-asian="bold" style:font-size-complex="10pt" style:font-weight-complex="bold"/>
    </style:style>
    <style:style style:name="P36" style:family="paragraph" style:parent-style-name="Standard">
      <style:paragraph-properties fo:text-align="center" style:justify-single-word="false"/>
      <style:text-properties fo:color="#21409a" fo:font-size="10pt" fo:font-weight="bold" officeooo:rsid="000158f5" officeooo:paragraph-rsid="000158f5" style:font-size-asian="10pt" style:font-weight-asian="bold" style:font-size-complex="10pt" style:font-weight-complex="bold"/>
    </style:style>
    <style:style style:name="P37" style:family="paragraph" style:parent-style-name="Standard">
      <style:paragraph-properties fo:text-align="center" style:justify-single-word="false"/>
      <style:text-properties fo:color="#21409a" fo:font-size="10pt" fo:font-weight="bold" officeooo:rsid="000e2965" officeooo:paragraph-rsid="000e2965" style:font-size-asian="10pt" style:font-weight-asian="bold" style:font-size-complex="10pt" style:font-weight-complex="bold"/>
    </style:style>
    <style:style style:name="P38" style:family="paragraph" style:parent-style-name="Standard">
      <style:paragraph-properties fo:text-align="center" style:justify-single-word="false"/>
      <style:text-properties fo:color="#21409a" fo:font-size="10pt" fo:font-weight="bold" officeooo:rsid="0014c3b0" officeooo:paragraph-rsid="0014c3b0" style:font-size-asian="10pt" style:font-weight-asian="bold" style:font-size-complex="10pt" style:font-weight-complex="bold"/>
    </style:style>
    <style:style style:name="P39" style:family="paragraph" style:parent-style-name="Standard">
      <style:paragraph-properties fo:text-align="center" style:justify-single-word="false"/>
      <style:text-properties fo:color="#21409a" fo:font-size="10pt" fo:font-weight="bold" officeooo:rsid="0016f083" officeooo:paragraph-rsid="0016f083" style:font-size-asian="10pt" style:font-weight-asian="bold" style:font-size-complex="10pt" style:font-weight-complex="bold"/>
    </style:style>
    <style:style style:name="P40" style:family="paragraph" style:parent-style-name="Standard">
      <style:paragraph-properties fo:text-align="center" style:justify-single-word="false"/>
      <style:text-properties fo:color="#21409a" fo:font-size="10pt" fo:font-weight="bold" officeooo:rsid="00177909" officeooo:paragraph-rsid="00177909" style:font-size-asian="10pt" style:font-weight-asian="bold" style:font-size-complex="10pt" style:font-weight-complex="bold"/>
    </style:style>
    <style:style style:name="T1" style:family="text">
      <style:text-properties fo:font-weight="normal" style:font-weight-asian="normal" style:font-weight-complex="normal"/>
    </style:style>
    <style:style style:name="T2" style:family="text">
      <style:text-properties fo:font-weight="normal" officeooo:rsid="000fbf1f" style:font-weight-asian="normal" style:font-weight-complex="normal"/>
    </style:style>
    <style:style style:name="T3" style:family="text">
      <style:text-properties fo:font-weight="normal" officeooo:rsid="00119586" style:font-weight-asian="normal" style:font-weight-complex="normal"/>
    </style:style>
    <style:style style:name="T4" style:family="text">
      <style:text-properties fo:font-weight="normal" officeooo:rsid="0015c6fc" style:font-weight-asian="normal" style:font-weight-complex="normal"/>
    </style:style>
    <style:style style:name="T5" style:family="text">
      <style:text-properties fo:font-weight="normal" officeooo:rsid="001952f0" style:font-weight-asian="normal" style:font-weight-complex="normal"/>
    </style:style>
    <style:style style:name="T6" style:family="text">
      <style:text-properties fo:font-weight="normal" officeooo:rsid="0022309f" style:font-weight-asian="normal" style:font-weight-complex="normal"/>
    </style:style>
    <style:style style:name="T7" style:family="text">
      <style:text-properties fo:font-weight="normal" officeooo:rsid="0024bee7" style:font-weight-asian="normal" style:font-weight-complex="normal"/>
    </style:style>
    <style:style style:name="T8" style:family="text">
      <style:text-properties fo:color="#ed1c24"/>
    </style:style>
    <style:style style:name="T9" style:family="text">
      <style:text-properties fo:color="#ed1c24" fo:font-weight="bold" style:font-weight-asian="bold" style:font-weight-complex="bold"/>
    </style:style>
    <style:style style:name="T10" style:family="text">
      <style:text-properties fo:color="#ed1c24" officeooo:rsid="000fbf1f"/>
    </style:style>
    <style:style style:name="T11" style:family="text">
      <style:text-properties fo:color="#ed1c24" officeooo:rsid="0015c6fc"/>
    </style:style>
    <style:style style:name="T12" style:family="text">
      <style:text-properties fo:color="#000000"/>
    </style:style>
    <style:style style:name="T13" style:family="text">
      <style:text-properties fo:color="#000000" fo:font-weight="normal" style:font-weight-asian="normal" style:font-weight-complex="normal"/>
    </style:style>
    <style:style style:name="T14" style:family="text">
      <style:text-properties fo:color="#000000" fo:font-weight="normal" officeooo:rsid="000813e7" style:font-weight-asian="normal" style:font-weight-complex="normal"/>
    </style:style>
    <style:style style:name="T15" style:family="text">
      <style:text-properties fo:color="#000000" fo:font-weight="normal" officeooo:rsid="0011ce77" style:font-weight-asian="normal" style:font-weight-complex="normal"/>
    </style:style>
    <style:style style:name="T16" style:family="text">
      <style:text-properties fo:color="#000000" fo:font-weight="normal" officeooo:rsid="00127bf9" style:font-weight-asian="normal" style:font-weight-complex="normal"/>
    </style:style>
    <style:style style:name="T17" style:family="text">
      <style:text-properties fo:color="#000000" fo:font-weight="normal" officeooo:rsid="001287a8" style:font-weight-asian="normal" style:font-weight-complex="normal"/>
    </style:style>
    <style:style style:name="T18" style:family="text">
      <style:text-properties fo:color="#000000" fo:font-weight="normal" officeooo:rsid="00130a9f" style:font-weight-asian="normal" style:font-weight-complex="normal"/>
    </style:style>
    <style:style style:name="T19" style:family="text">
      <style:text-properties fo:color="#000000" fo:font-weight="normal" officeooo:rsid="001952f0" style:font-weight-asian="normal" style:font-weight-complex="normal"/>
    </style:style>
    <style:style style:name="T20" style:family="text">
      <style:text-properties fo:color="#000000" fo:font-weight="normal" officeooo:rsid="001ae647" style:font-weight-asian="normal" style:font-weight-complex="normal"/>
    </style:style>
    <style:style style:name="T21" style:family="text">
      <style:text-properties fo:color="#000000" fo:font-weight="normal" officeooo:rsid="00274be9" style:font-weight-asian="normal" style:font-weight-complex="normal"/>
    </style:style>
    <style:style style:name="T22" style:family="text">
      <style:text-properties fo:color="#000000" fo:font-weight="normal" officeooo:rsid="002a1f76" style:font-weight-asian="normal" style:font-weight-complex="normal"/>
    </style:style>
    <style:style style:name="T23" style:family="text">
      <style:text-properties fo:color="#000000" fo:font-weight="normal" officeooo:rsid="002ab35f" style:font-weight-asian="normal" style:font-weight-complex="normal"/>
    </style:style>
    <style:style style:name="T24" style:family="text">
      <style:text-properties fo:color="#000000" fo:font-style="italic" fo:font-weight="normal" style:font-style-asian="italic" style:font-weight-asian="normal" style:font-style-complex="italic" style:font-weight-complex="normal"/>
    </style:style>
    <style:style style:name="T25" style:family="text">
      <style:text-properties fo:color="#000000" fo:font-style="normal" fo:font-weight="normal" style:font-style-asian="normal" style:font-weight-asian="normal" style:font-style-complex="normal" style:font-weight-complex="normal"/>
    </style:style>
    <style:style style:name="T26" style:family="text">
      <style:text-properties fo:color="#ce181e"/>
    </style:style>
    <style:style style:name="T27" style:family="text">
      <style:text-properties officeooo:rsid="000a22b4"/>
    </style:style>
    <style:style style:name="T28" style:family="text">
      <style:text-properties officeooo:rsid="0011ce77"/>
    </style:style>
    <style:style style:name="T29" style:family="text">
      <style:text-properties officeooo:rsid="0014c3b0"/>
    </style:style>
    <style:style style:name="T30" style:family="text">
      <style:text-properties officeooo:rsid="001952f0"/>
    </style:style>
    <style:style style:name="T31" style:family="text">
      <style:text-properties fo:font-style="italic" fo:font-weight="normal" style:font-style-asian="italic" style:font-weight-asian="normal" style:font-style-complex="italic" style:font-weight-complex="normal"/>
    </style:style>
    <style:style style:name="T32" style:family="text">
      <style:text-properties fo:font-style="italic" fo:font-weight="normal" officeooo:rsid="0024bee7" style:font-style-asian="italic" style:font-weight-asian="normal" style:font-style-complex="italic" style:font-weight-complex="normal"/>
    </style:style>
    <style:style style:name="T33" style:family="text">
      <style:text-properties officeooo:rsid="00274be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text:span text:style-name="T28">Chap 5 - </text:span>Determine context of simulation model</text:p>
      <text:p text:style-name="P24">understand real system → appropriate simulation model</text:p>
      <text:p text:style-name="P24"><text:span text:style-name="T9">Can’t represent everything</text:span><text:span text:style-name="T8"> </text:span>because of constraints on complexity and time.</text:p>
      <text:p text:style-name="P24">Develop simple model → determine the level of abstraction (defined as conceptual modeling(CM))</text:p>
      <text:p text:style-name="P24"><text:span text:style-name="T9">Lack of time and lack of data</text:span> are two problems to face on CM → focus on critical issues with a simple model.</text:p>
      <text:p text:style-name="P25"><text:span text:style-name="T8">Conceptual modelling</text:span> <text:span text:style-name="T1">is the abstraction of a simulation model from the part of the real world it is representing. The secret to good conceptual modelling is to get the </text:span>level of simplification correct.</text:p>
      <text:p text:style-name="P26"><text:span text:style-name="T9">DEFINITION</text:span>: non software specific description of the computer simulation model (that will be, or has been developed), describing the objectives, inputs, outputs, content, assumptions and simplifications of the model.</text:p>
      <text:p text:style-name="P26">Not specific to the chosen software – serves to document of the computer model – It can be changed during the project lifetime – built for a specific purpose</text:p>
      <text:p text:style-name="P26"><text:span text:style-name="T9">A model content</text:span> can be thought as: 1)Scope:what to model - 2)Level of Detail: How to model it 3)Assumptions: Limited knowledge – 4)Simplifications: desire of simpler model.</text:p>
      <text:p text:style-name="P5">Valiation: <text:span text:style-name="T13">Check if the level of correspondence between the model and the real world is sufficient.</text:span></text:p>
      <text:p text:style-name="P5">Good Model: <text:span text:style-name="T13">1)Validity 2) Credibility 3) be Feasible 4) have Utility.</text:span></text:p>
      <text:p text:style-name="P1">Abstraction: <text:span text:style-name="T13">The level should be determined by the requirement for the model to be valid,credible,feasible,and have utility.</text:span></text:p>
      <text:p text:style-name="P2"><text:span text:style-name="T26">Specification</text:span><text:span text:style-name="T12">: </text:span><text:span text:style-name="T13">describe problem background, simulation objectives, expected benefits, conceptual model, experimentation </text:span><text:span text:style-name="T14">scenarios,data requirement,time-scale and milestone, estimated cost.</text:span></text:p>
      <text:p text:style-name="P3">Challanged model:<text:span text:style-name="T12"> </text:span><text:span text:style-name="T13">2 options; justify your reasoning or change in line with the feedback.</text:span></text:p>
      <text:p text:style-name="P4">Conceptual model representation:<text:span text:style-name="T12"> </text:span><text:span text:style-name="T13">component list,process flow diagram,loogic flow diagram,activity cycle diagram,list of assumption and simplifications.</text:span></text:p>
      <text:p text:style-name="P35"><text:span text:style-name="T28">Chap 6 - D</text:span>eveloping a conceptual model</text:p>
      <text:p text:style-name="P21"><text:span text:style-name="T27">Robinson </text:span>Framework: <text:span text:style-name="T13">understanding the problem,determining the modelling and general project objectives, Identiying the model output,inputs and content,assumptions and simplifications.</text:span></text:p>
      <text:p text:style-name="P22"><text:span text:style-name="T8">Objectives</text:span><text:span text:style-name="T12">:</text:span><text:span text:style-name="T13"> what do you hope to achieve?what level of performance is required?what constraints the client work within?</text:span></text:p>
      <text:p text:style-name="P31"><text:span text:style-name="T11">F</text:span><text:span text:style-name="T8">ramework:</text:span><text:span text:style-name="T1"> 1 Understanding the problem situation. 2 Determining the modelling and general project objectives. 3 Identifying the model outputs. 4 Identifying the model inputs. 5 Determining the model content, identifying any assumptions and simplifications.</text:span></text:p>
      <text:p text:style-name="P31"><text:span text:style-name="T8">Understand the problem: </text:span><text:span text:style-name="T1">If the client doesn’t have a good understanding of the problem,structuring models like causal loop diagrams may help to better analyze the problem.</text:span></text:p>
      <text:p text:style-name="P33"><text:span text:style-name="T8">Not Static:</text:span> <text:span text:style-name="T1">The problem situation and it’s understanding should not be seen as static. Both will change as the simulation study progresses. </text:span><text:span text:style-name="T6">A simulation model almost always act as a focus for clarifying and developing a deeper understanding of the real world system being modelled</text:span></text:p>
      <text:p text:style-name="P34"><text:span text:style-name="T6">W</text:span><text:span text:style-name="T1">hat is the goal: 1 what the client wish to achieve. 2 what level of performance is required. 3 what constraints must the client work with.</text:span></text:p>
      <text:p text:style-name="P34"><text:span text:style-name="T8">General Project Objectives:</text:span><text:span text:style-name="T1"> 1 </text:span><text:span text:style-name="T31">Flexibility</text:span><text:span text:style-name="T1"> – </text:span><text:span text:style-name="T7">the more the model might change during and after a study, the greater flexibility is required. 2 </text:span><text:span text:style-name="T32">Run-Speed</text:span><text:span text:style-name="T7"> – particularly important if many experiments need to be performed with the model. 3 </text:span><text:span text:style-name="T32">Visual Display </text:span><text:span text:style-name="T7">whether a simple schematic or a 3D model is required. 4 </text:span><text:span text:style-name="T32">Ease-of-Use</text:span><text:span text:style-name="T7"> ease of interaction with the model should be appropriate for the intended user.</text:span></text:p>
      <text:p text:style-name="P15">Design the conceptual model </text:p>
      <text:p text:style-name="P15">1 identifying the outputs and inputs:<text:span text:style-name="T13"> Outputs is what the client want from the model</text:span></text:p>
      <text:p text:style-name="P16">2 Identify outputs:<text:span text:style-name="T13"> has two purposes – identify whether the objectives have been achieved or point to the reasons why the objectives are not being achieved. Also consider how the information is reported (numerical data or graphical data).</text:span></text:p>
      <text:p text:style-name="P16">3 Identify Inputs:<text:span text:style-name="T13"> They can be identified as the means by which it is proposed that the modelling objectives are to be achieved. Those might be loaded in the model by a set of menus, through a data file or via a third party software.</text:span></text:p>
      <text:p text:style-name="P16">4 Determining the model content. <text:span text:style-name="T13">Having identified the model inputs and outputs,the modeler must identify the key interconnections between these and the other components of the real world. It’s useful to think in term of the scope and the level of detail. The scope is the breath if the real system that will be included in the model. The level of detail is the detail to be included for each component in the model’s scope</text:span></text:p>
      <text:p text:style-name="P17">5 Role of Data: <text:span text:style-name="T21">In the real world not all data is available or collectable. This leaves the modeller to redesign the conceptual model or handle the data in other ways.</text:span></text:p>
      <text:p text:style-name="P18"><text:span text:style-name="T33">S</text:span>implifications:<text:span text:style-name="T1"> </text:span><text:span text:style-name="T13">are ways of reducing the complexity of the model by reducing the scope and level of detail by removing components and interconnections or simplifying them. The main purpose is to increase the feasability of the model without affecting validity or credibility.</text:span></text:p>
      <text:p text:style-name="P18">Black-box modelling<text:span text:style-name="T13">: A section of an operation is represented as a time delay. Model entities enter the black-box and leave at a later point.</text:span></text:p>
      <text:p text:style-name="P18">Group entities:<text:span text:style-name="T13"> represent a group of items as a single entity.</text:span></text:p>
      <text:p text:style-name="P18">Excluding components and details:<text:span text:style-name="T13"> Omit some components because it has little effect on the accuracy of the model.</text:span><text:span text:style-name="T22">(resource require repair)</text:span></text:p>
      <text:p text:style-name="P18">Replacing components with random variables: <text:span text:style-name="T13">A component might be possible to represented as a set of random variables </text:span><text:span text:style-name="T22">(good delivery) </text:span></text:p>
      <text:p text:style-name="P18">Excluding infrequent events: <text:span text:style-name="T13">Exclude events that affect the model on an infrequent basis.</text:span></text:p>
      <text:p text:style-name="P18">Reducing the rule set:<text:span text:style-name="T13"> </text:span><text:span text:style-name="T22">To determine routes, processing times, schedules and such is hard, expecially when considering human interactions with the system. Normal practice is to use a simplified set of rules, like customers choose the shortest queue.</text:span></text:p>
      <text:p text:style-name="P19">Splitting models:<text:span text:style-name="T13"> </text:span><text:span text:style-name="T23">rather than build one large model, it can be beneficial to split the model into two or more parts, in such a way that the output of one sub-model is the input to another. They will run faster, and quicker than the whole model with many more interconnections</text:span></text:p>
      <text:p text:style-name="P37"><text:span text:style-name="T28">PAPER: </text:span>Using visual analytic to support the integration of expert knowledge <text:span text:style-name="T29">in the design of medical models and simulations.</text:span></text:p>
      <text:p text:style-name="P27"><text:span text:style-name="T10">R</text:span><text:span text:style-name="T8">ossiter</text:span>: <text:span text:style-name="T1">distintion between the use of a model: theoretical,exploring or expressing a concept.descriptive,simulating a real world scenario.</text:span></text:p>
      <text:p text:style-name="P28"><text:span text:style-name="T2">Conceptual modelling</text:span><text:span text:style-name="T1"> tasks: 1 data cleaning and data analysis, </text:span><text:span text:style-name="T3">the identification of key patterns in the relevant data may provide the intuition of inspiration for modelling</text:span><text:span text:style-name="T1">.2 choice of modeling tecniques and construction of the model,</text:span><text:span text:style-name="T3">(See Sargent and Brantingham) </text:span><text:span text:style-name="T1">3 experimentation via simulation, </text:span><text:span text:style-name="T3">using the computer program to generate data </text:span><text:span text:style-name="T1">4 reporting to stakeholders, </text:span><text:span text:style-name="T3">converting the ideas into knowledge that can be shared</text:span><text:span text:style-name="T1">.</text:span></text:p>
      <text:p text:style-name="P29"><text:span text:style-name="T8">Sargent modelling process</text:span><text:span text:style-name="T1">: focused on the verification <text:s/>and validation of the model. This enphatizes the interactions between the similated system and it’s real world counterpart, such as comparing data or by generating hypotheses.</text:span></text:p>
      <text:p text:style-name="P29"><text:soft-page-break/><text:span text:style-name="T8">Brantingham</text:span><text:span text:style-name="T1">: Three stage division: 1 conceptual (human description of the model), mathematical (formal description of the model), implementation of the computer program.</text:span></text:p>
      <text:p text:style-name="P6">Early stage: <text:span text:style-name="T13">generalizing the use of visual analytics to the early stage of development have the following advantages: 1 Helps setting the structure of the model by facilitating the identification of similar entities or missing connections. </text:span><text:span text:style-name="T15">2 by making the structure of the model more solid, it contributes removing wasteful development work that may otherwise occur later on, 3 contributes keeping the stakeholders engaged in the modelling process an interactive outline of the domain.</text:span></text:p>
      <text:p text:style-name="P7">Intermediate stage: <text:span text:style-name="T13">Visual analytics allows the interactive visualization of the new data, supporting the modellers in finding the key patterns for the objective of study. Howe</text:span><text:span text:style-name="T16">v</text:span><text:span text:style-name="T13">er the complexity and large size of data can make difficult to efficiently navigating it, pointing for the need of a guid</text:span><text:span text:style-name="T16">ing</text:span><text:span text:style-name="T13"> framework </text:span><text:span text:style-name="T16">that could be provided by a the conceptual model</text:span></text:p>
      <text:p text:style-name="P8">Late stage: <text:span text:style-name="T13">This examination provides three immediate benefits: 1 Identify weakly linked concepts, 2 identify gaps in data collection,in cases where some information is important but is not represented enough, 3 can uncover strong support for missing relationships, which can then be added making the map more comprehensive.</text:span></text:p>
      <text:p text:style-name="P8">3I approach: <text:span text:style-name="T17">Intuitive – The system should be usable by a wide audience, making it intuitive for all the users. Interactive – a degree of flexibility must be preserved such that visualizations provide a suggested window into the data but do not prevent team members from considering alternatives by varying parameters and seeing the impact on the visualization. Integrative – </text:span><text:span text:style-name="T18">The deen todirectly integrate visualizations by identifying shared parts.</text:span></text:p>
      <text:p text:style-name="P38">PAPER: Supporting a systems approach to healthy weight interventions in British Columbia by modeling weight and well-being.</text:p>
      <text:p text:style-name="P30"><text:span text:style-name="T11">Simulation </text:span><text:span text:style-name="T8">Model Limits</text:span>: <text:span text:style-name="T1">Models that remain at the conceptual stage, such as causal loop diagrams cannot provide numerical results for what-if scenarios. Th</text:span><text:span text:style-name="T4">is</text:span><text:span text:style-name="T1"> limits their ability to foresee what most relevant or sensitive factors for achieving a desired policy outcome. In contrast computational/simulation models provide a tool for formally testing a dynamic hypothesis about a particular problematic behavior in a system and determining it’s adequacity. S</text:span><text:span text:style-name="T4">i</text:span><text:span text:style-name="T1">mulation models provide a medium to add discipline to the policy dialogue </text:span><text:span text:style-name="T4">as well as demonstrating trade offs and suggesting efficiency opportunities for improving a system.</text:span></text:p>
      <text:p text:style-name="P9">System Dynamics(SD): <text:span text:style-name="T13">system dynamics applies to any dynamic system characterized by interdependence, mutual interaction, information feedback and circular casualty. </text:span>Rhamandad<text:span text:style-name="T13">’s model replicates key trends in human growth, including changes in energy requirements from birth to old ages and short and long-term dynamics of body weight and composition. </text:span>Abdel-Hamid<text:span text:style-name="T13"> used SD similarly, as his research focused on modeling and gaining insight into the physiology related to weight gain and loss. </text:span>Hovmand and White<text:span text:style-name="T13"> investigated the role of social determinants in the development of childhood obesity in St. Louis .</text:span></text:p>
      <text:p text:style-name="P39">PAPER: A fuzzy cognitive map on the psychosocial determinants of obesity</text:p>
      <text:p text:style-name="P10">System dynamics problems: <text:span text:style-name="T13">A mathematical model that provides estimates of obesity for diagnosis has been already built with system dynamics. Using system dynamics, the model would be specified by a set of differential equations derived from quantitative datasets. This raises several issues. Firstly, quantitative data has been reported in very different units by obesity researchers (p-values, odds ratios and ANOVA). The lack of consistency makes it challenging to combine these reports in a dataset regardless of whether these equations would specify a rate of change or the strength of interactions. Secondly, quantitative data is not always available. In light of these constraints, Fuzzy Cognitive map is the approach of choice. FCM have been proposed precisely for the situation in which medical decisions have to be infered based on factors from a broad range of sources, where interactions can be vagie or difficult to interpret. FMCs have other advantages that can be highlighted in comparison to a a bayesian network. The bayesian network is acyclic, while FCMs hace cycles and derive their data by asking intuit</text:span><text:span text:style-name="T20">i</text:span><text:span text:style-name="T13">ve questions to experts.</text:span></text:p>
      <text:p text:style-name="P40">PAPER: Navigating complex systems for policymaking using simple software tools</text:p>
      <text:p text:style-name="P11">Model input:<text:span text:style-name="T12"> </text:span><text:span text:style-name="T13">Input to a model may not be directly set to a value but instead change gradually, at different speed for different inputs. Rather than freely manipulating a collection of disparate inputs, policy-relevant models should include the essential interactions between inputs.</text:span></text:p>
      <text:p text:style-name="P12">Policy-relevan<text:span text:style-name="T30">t</text:span> model requirements: <text:span text:style-name="T13">1 </text:span><text:span text:style-name="T19">develop a layer to set relationships between inputs along with relevant metadata,by scratch or with existing maps. 2 the development of a layer should include relevant stakeholders, whose view should shape which inputs are modified in what-if scenarios. 3 the layer need to be connected to the model. </text:span></text:p>
      <text:p text:style-name="P12"><text:span text:style-name="T30">Aim:</text:span><text:span text:style-name="T5"> </text:span><text:span text:style-name="T13"><text:s/></text:span><text:span text:style-name="T19">Support stakeholders in navigating complex maps, such that existing ones can be used as guidance toold for the design of policies rather than as symbols of complexity</text:span></text:p>
      <text:p text:style-name="P13">Required Functionality: <text:span text:style-name="T13">1 Part</text:span><text:span text:style-name="T20">i</text:span><text:span text:style-name="T13">cipants need to access and update the definitions and evidence supporting each factor. 2 Participants need to manually exchange information between the new s</text:span><text:span text:style-name="T20">o</text:span><text:span text:style-name="T13">ftware and existing visualization, argumentation, ans simulation tools. 3 Participants need to easily find the loops such that they can think of policy ‘inputs’ within the context of a broader system. 4 Participants need to easily find disjoint paths, in order to monitor how interventions unfold between a starting point and the outcomes. </text:span><text:span text:style-name="T20">5 Participants need to find and filter rippling effects on interventions.</text:span></text:p>
      <text:p text:style-name="P14">Lack of loops: <text:span text:style-name="T13">Lack of looks or feedback in the map was not due to lacking expertise, voluntarily simplifying the structure, or being focused on the near term. Rather, the suggestion was to look for a cognitive explanation: Individuals unconsciously reduce complexity. Therefore, loops have been shown to be crucial in understanding a complex system.</text:span></text:p>
      <text:p text:style-name="P14">Design Principles:<text:span text:style-name="T1"> </text:span><text:span text:style-name="T13">1 The software should be </text:span><text:span text:style-name="T24">simple</text:span><text:span text:style-name="T13">, use a language free of technical jargon, contextialize what it’s functionalities means in a policymaker context and include training. 2 emphasize </text:span><text:span text:style-name="T24">consistency,</text:span><text:span text:style-name="T25"> requires that similar elements are seen the same way. 3 </text:span><text:span text:style-name="T24">relevance </text:span><text:span text:style-name="T25">it’s functions must be relevant in the context and the relevance must be clearly conveyed either through short explanations or longer tutorials</text:span></text:p>
      <text:p text:style-name="P20">Loops:<text:span text:style-name="T1"> </text:span><text:span text:style-name="T13">loops are important drivers, either to balance or to amplify (reinforcing) dynamics</text:span></text:p>
      <text:p text:style-name="P32"><text:span text:style-name="T6"/></text:p>
      <text:p text:style-name="P27"><text:span text:style-name="T1"/></text:p>
      <text:p text:style-name="P23"><text:span text:style-name="T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25in" fo:margin-bottom="0.25in" fo:margin-left="0.25in" fo:margin-right="0.25in" style:writing-mode="lr-tb"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0T11:42:19.830529704</meta:creation-date>
    <meta:editing-duration>PT45M33S</meta:editing-duration>
    <meta:editing-cycles>5</meta:editing-cycles>
    <meta:generator>LibreOffice/5.4.2.2$Linux_X86_64 LibreOffice_project/40m0$Build-2</meta:generator>
    <dc:date>2018-02-12T15:38:20.278992775</dc:date>
    <meta:document-statistic meta:table-count="0" meta:image-count="0" meta:object-count="0" meta:page-count="2" meta:paragraph-count="59" meta:word-count="2063" meta:character-count="13582" meta:non-whitespace-character-count="11563"/>
  </office:meta>
</office:document-meta>
</file>